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2227562426508201A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3pt" fo:font-weight="bold" officeooo:rsid="00632c2b" officeooo:paragraph-rsid="006355df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d6a833" officeooo:paragraph-rsid="004683d9" style:font-size-asian="13pt" style:font-weight-asian="bold" style:font-size-complex="13pt" style:font-weight-complex="bold"/>
    </style:style>
    <style:style style:name="P3" style:family="paragraph" style:parent-style-name="Standard">
      <style:paragraph-properties fo:break-before="page"/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4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5" style:family="paragraph" style:parent-style-name="Standard">
      <style:text-properties officeooo:rsid="00d6a833" officeooo:paragraph-rsid="0027c3b4"/>
    </style:style>
    <style:style style:name="P6" style:family="paragraph" style:parent-style-name="Standard">
      <style:text-properties officeooo:rsid="00d6a833" officeooo:paragraph-rsid="004e9a46"/>
    </style:style>
    <style:style style:name="P7" style:family="paragraph" style:parent-style-name="Standard">
      <style:text-properties officeooo:rsid="001d0a89" officeooo:paragraph-rsid="004683d9"/>
    </style:style>
    <style:style style:name="P8" style:family="paragraph" style:parent-style-name="Standard">
      <style:text-properties officeooo:rsid="00299a37" officeooo:paragraph-rsid="005a8606"/>
    </style:style>
    <style:style style:name="P9" style:family="paragraph" style:parent-style-name="Standard">
      <style:paragraph-properties fo:break-before="page"/>
      <style:text-properties officeooo:rsid="006056ea" officeooo:paragraph-rsid="0027c3b4"/>
    </style:style>
    <style:style style:name="P10" style:family="paragraph" style:parent-style-name="Standard">
      <style:text-properties officeooo:paragraph-rsid="001ad2b2"/>
    </style:style>
    <style:style style:name="P11" style:family="paragraph" style:parent-style-name="Standard">
      <style:text-properties officeooo:paragraph-rsid="00641734"/>
    </style:style>
    <style:style style:name="P12" style:family="paragraph" style:parent-style-name="Standard">
      <style:text-properties officeooo:rsid="00641734" officeooo:paragraph-rsid="00641734"/>
    </style:style>
    <style:style style:name="P13" style:family="paragraph" style:parent-style-name="Standard">
      <style:text-properties fo:font-size="13pt" fo:font-weight="bold" officeooo:rsid="001d0a89" officeooo:paragraph-rsid="001ad2b2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641734" officeooo:paragraph-rsid="001ad2b2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641734" officeooo:paragraph-rsid="00641734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6601d4" officeooo:paragraph-rsid="00641734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559535" officeooo:paragraph-rsid="005a8606" style:font-size-asian="13pt" style:font-weight-asian="bold" style:font-size-complex="13pt" style:font-weight-complex="bold"/>
    </style:style>
    <style:style style:name="P18" style:family="paragraph" style:parent-style-name="Standard">
      <style:text-properties officeooo:rsid="0028d561" officeooo:paragraph-rsid="004e9a46"/>
    </style:style>
    <style:style style:name="P19" style:family="paragraph" style:parent-style-name="Standard">
      <style:text-properties officeooo:rsid="00d6a833" officeooo:paragraph-rsid="00641734"/>
    </style:style>
    <style:style style:name="T1" style:family="text">
      <style:text-properties officeooo:rsid="001f2fc6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41734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601d4" style:font-size-asian="13pt" style:font-weight-asian="bold" style:font-size-complex="13pt" style:font-weight-complex="bold"/>
    </style:style>
    <style:style style:name="T6" style:family="text">
      <style:text-properties officeooo:rsid="004683d9"/>
    </style:style>
    <style:style style:name="T7" style:family="text">
      <style:text-properties officeooo:rsid="0051c2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<draw:frame draw:style-name="fr1" draw:name="Image2" text:anchor-type="char" svg:x="0.531cm" svg:y="0.238cm" svg:width="17.674cm" svg:height="14.446cm" draw:z-index="0"><draw:image xlink:href="Pictures/100000010000029C000002227562426508201A0E.png" xlink:type="simple" xlink:show="embed" xlink:actuate="onLoad" draw:mime-type="image/png"/></draw:frame></text:p>
      <text:p text:style-name="P13"/>
      <text:p text:style-name="P14"/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3">II- Forme canonique</text:p>
      <text:p text:style-name="P18"><text:s text:c="2"/>La</text:p>
      <text:p text:style-name="P6"/>
      <text:p text:style-name="P2">I<text:span text:style-name="T7">V</text:span>- <text:span text:style-name="T6">Extremum </text:span><text:span text:style-name="T7">( minimum / maximum )</text:span></text:p>
      <text:p text:style-name="P7">La c</text:p>
      <text:p text:style-name="P9"/>
      <text:p text:style-name="P17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632c2b" officeooo:paragraph-rsid="006355df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1f2fc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AUTOMATISMES<text:tab/><text:span text:style-name="MT1">Page : </text:span><text:span text:style-name="MT1"><text:page-number text:select-page="current">4</text:page-number></text:span><text:span text:style-name="MT1"><text:s/>sur </text:span><text:span text:style-name="MT1"><text:page-count>4</text:page-count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6T18:23:00.699130236</dc:date>
    <meta:editing-duration>PT8H32M49S</meta:editing-duration>
    <meta:editing-cycles>68</meta:editing-cycles>
    <meta:document-statistic meta:table-count="0" meta:image-count="1" meta:object-count="0" meta:page-count="4" meta:paragraph-count="5" meta:word-count="19" meta:character-count="89" meta:non-whitespace-character-count="72"/>
  </office:meta>
</office:document-meta>
</file>